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number-columns-repeated="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</table:table-row>
      </table:table>
      <table:table table:name="Hoja4" table:style-name="ta1">
        <table:table-column table:style-name="co1" table:number-columns-repeated="5" table:default-cell-style-name="Default"/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number-columns-repeated="2" table:style-name="ce4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</table:table-row>
      </table:table>
      <table:table table:name="Hoja5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2" calcext:value-type="float">
            <text:p>1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22:36:38.1413595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1:52:01.539720848</meta:creation-date>
    <dc:date>2025-11-06T22:50:56.702226729</dc:date>
    <meta:editing-duration>PT20M53S</meta:editing-duration>
    <meta:editing-cycles>2</meta:editing-cycles>
    <meta:generator>LibreOffice/25.8.1.1$Linux_X86_64 LibreOffice_project/54047653041915e595ad4e45cccea684809c77b5</meta:generator>
    <meta:document-statistic meta:table-count="5" meta:cell-count="48" meta:object-count="0"/>
  </office:meta>
</office:document-meta>
</file>